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 style:master-page-name="First_20_Page">
      <style:paragraph-properties style:page-number="auto"/>
      <style:text-properties style:font-name="Arial1" fo:font-size="12pt" style:font-size-asian="12pt" style:font-size-complex="12pt"/>
    </style:style>
    <style:style style:name="P5" style:family="paragraph" style:parent-style-name="Standard" style:list-style-name="L1" style:master-page-name="">
      <style:paragraph-properties fo:margin-top="0.212cm" fo:margin-bottom="0cm" loext:contextual-spacing="false" fo:line-height="150%" fo:text-align="justify" style:justify-single-word="false" style:page-number="auto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" fo:font-size="12pt" style:font-name-asian="Comic Sans MS" style:font-size-asian="12pt" style:font-size-complex="12pt"/>
    </style:style>
    <style:style style:name="P6" style:family="paragraph" style:parent-style-name="Standard" style:list-style-name="L1">
      <style:paragraph-properties fo:margin-top="0.212cm" fo:margin-bottom="0cm" loext:contextual-spacing="false"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" fo:font-size="12pt" style:font-name-asian="Comic Sans MS" style:font-size-asian="12pt" style:font-size-complex="12pt"/>
    </style:style>
    <style:style style:name="P7" style:family="paragraph" style:parent-style-name="Standard" style:list-style-name="L1">
      <style:paragraph-properties fo:margin-top="0.212cm" fo:margin-bottom="0cm" loext:contextual-spacing="false"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" style:font-name-asian="Comic Sans MS"/>
    </style:style>
    <style:style style:name="P8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T1" style:family="text">
      <style:text-properties fo:language="es" fo:country="ES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2"><text:tab/> </text:span><text:span text:style-name="T3">Consultes SQL</text:span></text:p>
      <text:list xml:id="list774026623" text:style-name="L1">
        <text:list-item>
          <text:p text:style-name="P5">Volem validar que el import total de cada comanda coincideix amb la suma d'imports de la línia de comanda. Els camps a mostrar seran el numero de comanda, l'import total i la suma d'imports de les línies de comandes.</text:p>
        </text:list-item>
        <text:list-item>
          <text:p text:style-name="P6">Fes el mateix amb els camps vendes de la taula empleats i el import total <text:s/>de les comandes que ha venut l'empleat. </text:p>
        </text:list-item>
        <text:list-item>
          <text:p text:style-name="P6">A partir de l'exercici 2 actualitza el camp vendes de la taula empleats per a que els valors siguin correctes.</text:p>
        </text:list-item>
        <text:list-item>
          <text:p text:style-name="P7">Oficina, ciutat, regió i vendes de la oficina/oficines que tenen vendes superiors a la mitja de vendes de totes les oficines.</text:p>
        </text:list-item>
        <text:list-item>
          <text:p text:style-name="P7">Per cada comanda amb més de 2 línies de comandes, llistar el numcomanda, línia de comanda, codfab, codprod i l'import de la línia de comanda amb import més alt. </text:p>
        </text:list-item>
        <text:list-item>
          <text:p text:style-name="P7">Quin és el client (nom) que més comandes ha fet?</text:p>
        </text:list-item>
        <text:list-item>
          <text:p text:style-name="P7">Quin és el client o clients (numclie i nom) <text:s/>que més nombre de productes diferents ha comprat?</text:p>
        </text:list-item>
        <text:list-item>
          <text:p text:style-name="P7">Venedors (numemp i nom) que han acceptat alguna comanda que representi més del 10% del seu salar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language="es" fo:country="ES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>0</text:page-number><text:s/>de <text:page-count style:num-format="1">1</text:page-count></text:p>
      </style:footer>
    </style:master-page>
    <style:master-page style:name="First_20_Page" style:display-name="First Page" style:page-layout-name="Mpm2" style:next-style-name="Standard">
      <style:footer>
        <text:p text:style-name="MP2"><text:tab/><text:tab/>Pàgina <text:page-number text:select-page="current">1</text:page-number><text:s/>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s</meta:initial-creator>
    <meta:creation-date>2007-09-15T16:35:00</meta:creation-date>
    <dc:date>2020-03-09T09:42:42.269310034</dc:date>
    <meta:print-date>2004-09-14T16:47:00</meta:print-date>
    <meta:editing-cycles>54</meta:editing-cycles>
    <meta:editing-duration>PT12H39M10S</meta:editing-duration>
    <meta:document-statistic meta:table-count="0" meta:image-count="0" meta:object-count="0" meta:page-count="1" meta:paragraph-count="11" meta:word-count="193" meta:character-count="1028" meta:non-whitespace-character-count="844"/>
    <meta:user-defined meta:name="Informació 1"/>
    <meta:user-defined meta:name="Informació 2"/>
    <meta:user-defined meta:name="Informació 3"/>
    <meta:user-defined meta:name="Informació 4"/>
  </office:meta>
</office:document-meta>
</file>